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FreeSerif" svg:font-family="FreeSerif"/>
  </office:font-face-decls>
  <office:automatic-styles>
    <style:style style:name="P1" style:family="paragraph" style:parent-style-name="Normal">
      <style:paragraph-properties fo:text-indent="-0.3in"/>
    </style:style>
    <text:list-style style:name="L1">
      <text:list-level-style-bullet text:level="1" text:bullet-char="•">
        <style:text-properties style:font-name="FreeSerif"/>
        <style:list-level-properties text:min-label-width="0.3in" text:space-before="0.508000cm"/>
      </text:list-level-style-bullet>
      <text:list-level-style-bullet text:level="2" text:bullet-char="•">
        <style:text-properties style:font-name="FreeSerif"/>
        <style:list-level-properties text:min-label-width="0.3in" text:space-before="1.778000cm"/>
      </text:list-level-style-bullet>
    </text:list-style>
    <text:list-style style:name="L2">
      <text:list-level-style-bullet text:level="1" text:bullet-char="•">
        <style:text-properties style:font-name="FreeSerif"/>
        <style:list-level-properties text:min-label-width="0.3in" text:space-before="0.508000cm"/>
      </text:list-level-style-bullet>
    </text:list-style>
    <text:list-style style:name="L3">
      <text:list-level-style-bullet text:level="1" text:bullet-char="•">
        <style:text-properties style:font-name="FreeSerif"/>
        <style:list-level-properties text:min-label-width="0.3in" text:space-before="0.508000cm"/>
      </text:list-level-style-bullet>
    </text:list-style>
  </office:automatic-styles>
  <office:body>
    <office:text>
      <text:p text:style-name="Heading 1">About MapServer</text:p>
      <text:p text:style-name="Normal">MapServer is an <text:a xlink:href="http%3a//www.opensource.org">Open Source</text:a> geographic data rendering engine written in C. Beyond browsing GIS data, MapServer allows you create “geographic image maps”, that is, maps that can direct users to content. For example, the Minnesota DNR <text:a xlink:href="http://www.dnr.state.mn.us/maps/compass.html">Recreation Compass</text:a> provides users with more than 10,000 web pages, reports and maps via a single application. The same application serves as a “map engine” for other portions of the site, providing spatial context where needed.</text:p>
      <text:p text:style-name="Normal">MapServer was originally developed by the University of Minnesota (UMN) ForNet project in cooperation with NASA, and the Minnesota Department of Natural Resources (MNDNR). Later it was hosted by the TerraSIP project, a NASA sponsored project between the UMN and a consortium of land management interests.</text:p>
      <text:p text:style-name="Normal">MapServer is now a project of <text:a xlink:href="http%3a//www.osgeo.org">OSGeo</text:a>, and is maintained by a growing number of developers (nearing 20) from around the world. It is supported by a diverse group of organizations that fund enhancements and maintenance, and administered within OSGeo by the MapServer Project Steering Committee made up of developers and other contributors.</text:p>
      <text:list text:style-name="L1">
        <text:list-item>
          <text:p text:style-name="P1"><text:tab/>Advanced cartographic output</text:p>
          <text:list>
            <text:list-item>
              <text:p text:style-name="P1"><text:tab/>Scale dependent feature drawing and application execution</text:p>
            </text:list-item>
            <text:list-item>
              <text:p text:style-name="P1"><text:tab/>Feature labeling including label collision mediation</text:p>
            </text:list-item>
            <text:list-item>
              <text:p text:style-name="P1"><text:tab/>Fully customizable, template driven output</text:p>
            </text:list-item>
            <text:list-item>
              <text:p text:style-name="P1"><text:tab/>TrueType fonts</text:p>
            </text:list-item>
            <text:list-item>
              <text:p text:style-name="P1"><text:tab/>Map element automation (scalebar, reference map, and legend)</text:p>
            </text:list-item>
            <text:list-item>
              <text:p text:style-name="P1"><text:tab/>Thematic mapping using logical- or regular expression-based classes</text:p>
            </text:list-item>
          </text:list>
        </text:list-item>
        <text:list-item>
          <text:p text:style-name="P1"><text:tab/>Support for popular scripting and development environments</text:p>
          <text:list>
            <text:list-item>
              <text:p text:style-name="P1"><text:tab/>PHP, Python, Perl, Ruby, Java, and .NET</text:p>
            </text:list-item>
          </text:list>
        </text:list-item>
        <text:list-item>
          <text:p text:style-name="P1"><text:tab/>Cross-platform support</text:p>
          <text:list>
            <text:list-item>
              <text:p text:style-name="P1"><text:tab/>Linux, Windows, Mac OS X, Solaris, and more</text:p>
            </text:list-item>
          </text:list>
        </text:list-item>
        <text:list-item>
          <text:p text:style-name="P1"><text:tab/>Support of numerous Open Geospatial Consortium (OGC) standards</text:p>
          <text:list>
            <text:list-item>
              <text:p text:style-name="P1"><text:tab/>WMS (client/server), non-transactional WFS (client/server), WMC, WCS, Filter Encoding, SLD, GML, SOS, OM</text:p>
            </text:list-item>
          </text:list>
        </text:list-item>
        <text:list-item>
          <text:p text:style-name="P1"><text:tab/>A multitude of raster and vector data formats</text:p>
          <text:list>
            <text:list-item>
              <text:p text:style-name="P1"><text:tab/>TIFF/GeoTIFF, EPPL7, and many others via GDAL</text:p>
            </text:list-item>
            <text:list-item>
              <text:p text:style-name="P1"><text:tab/>ESRI shapfiles, PostGIS, ESRI ArcSDE, Oracle Spatial, MySQL and OGR</text:p>
            </text:list-item>
          </text:list>
        </text:list-item>
        <text:list-item>
          <text:p text:style-name="P1"><text:tab/>Map projection support</text:p>
          <text:list>
            <text:list-item>
              <text:p text:style-name="P1"><text:tab/>On-the-fly map projection with 1000s of projections through the Proj.4 library</text:p>
            </text:list-item>
          </text:list>
        </text:list-item>
      </text:list>
      <text:p text:style-name="Heading 1">MapServer Demo</text:p>
      <text:list text:style-name="L2">
        <text:list-item>
          <text:p text:style-name="P1"><text:tab/><text:a xlink:href="http://localhost/mapserver_demos/itasca/">Itasca</text:a></text:p>
        </text:list-item>
        <text:list-item>
          <text:p text:style-name="P1"><text:tab/><text:a xlink:href="http://localhost/mapserver_demos/gmap/htdocs/">GMap</text:a></text:p>
        </text:list-item>
      </text:list>
      <text:p text:style-name="Heading 1">MapServer Documentation</text:p>
      <text:list text:style-name="L3">
        <text:list-item>
          <text:p text:style-name="P1"><text:tab/><text:a xlink:href="file:///usr/local/share/mapserver/doc/index.html">MapServer 5.4.2 Documentation</text:a></text:p>
        </text:list-item>
      </text:list>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Sans" svg:font-family="Liberation Sans"/>
    <style:font-face style:name="Liberation Serif" svg:font-family="Liberation Serif"/>
  </office:font-face-decls>
  <office:styles>
    <style:style style:name="Normal" style:family="paragraph">
      <style:paragraph-properties fo:text-align="left" fo:text-indent="0in" fo:line-height="100%" fo:background-color="transparent" fo:widows="2" fo:margin-left="0pt" fo:margin-right="0pt" fo:margin-top="0pt" fo:margin-bottom="0pt"/>
      <style:text-properties fo:color="#000000" style:font-name="Liberation Serif" fo:font-size="12pt" fo:font-weight="normal" fo:background-color="transparent"/>
    </style:style>
    <style:style style:name="Heading 1" style:family="paragraph" style:parent-style-name="Normal" style:next-style-name="Normal">
      <style:paragraph-properties fo:margin-top="22pt" fo:margin-bottom="3pt" fo:keep-with-next="auto"/>
      <style:text-properties style:font-name="Liberation Sans" fo:font-size="17pt" fo:font-weight="bold"/>
    </style:style>
  </office:styles>
  <office:automatic-styles>
    <style:page-layout style:name="Standard">
      <style:page-layout-properties fo:page-width="210.000000mm" fo:page-height="297.000000mm" style:print-orientation="portrait" fo:margin-top="28.000000mm" fo:margin-bottom="28.000000mm" fo:margin-left="28.000000mm" fo:margin-right="28.000000m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dc:title>MapServer 5.4</dc:title>
  </office:meta>
</office:document-meta>
</file>